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2.8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7.9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fo:border="0.06pt solid #000000"/>
    </style:style>
    <style:style style:name="ce1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/>
      <style:text-properties fo:color="#168253"/>
    </style:style>
    <style:style style:name="ce1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/>
      <style:text-properties fo:color="#c9211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--&quot;;&quot;DSK&quot;;&quot;CD&quot;;&quot;RUN&quot;;&quot;CPM&quot;;&quot;USER&quot;)" table:allow-empty-cell="true" table:display-list="unsorted" table:base-cell-address="data.B5">
          <table:error-message table:message-type="stop" table:display="true"/>
        </table:content-validation>
        <table:content-validation table:name="val2" table:condition="of:cell-content-is-in-list(&quot;MG&quot;;&quot;CD&quot;;&quot;RUN&quot;;&quot;|CPM&quot;;&quot;|USER&quot;)" table:allow-empty-cell="true" table:display-list="unsorted" table:base-cell-address="data.J1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disc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2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2" table:content-validation-name="val1" office:value-type="string" calcext:value-type="string">
            <text:p>CPM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batman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Head Over Hell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juegos</text:p>
          </table:table-cell>
          <table:table-cell table:style-name="ce2" table:content-validation-name="val1" office:value-type="string" calcext:value-type="string">
            <text:p>CD</text:p>
          </table:table-cell>
          <table:table-cell office:value-type="string" calcext:value-type="string">
            <text:p>hoh</text:p>
          </table:table-cell>
          <table:table-cell table:style-name="ce2" table:content-validation-name="val1" office:value-type="string" calcext:value-type="string">
            <text:p>RUN</text:p>
          </table:table-cell>
          <table:table-cell office:value-type="string" calcext:value-type="string">
            <text:p>hoh.bin</text:p>
          </table:table-cell>
          <table:table-cell table:style-name="ce2" table:content-validation-name="val1" office:value-type="string" calcext:value-type="string">
            <text:p>---</text:p>
          </table:table-cell>
          <table:table-cell/>
          <table:table-cell table:style-name="ce2" table:content-validation-name="val1" office:value-type="string" calcext:value-type="string">
            <text:p>---</text:p>
          </table:table-cell>
          <table:table-cell/>
        </table:table-row>
        <table:table-row table:style-name="ro1" table:number-rows-repeated="1048475"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</table:table-row>
        <table:table-row table:style-name="ro1"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</table:table-row>
      </table:table>
      <table:table table:name="instructions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4" table:number-columns-repeated="1020" table:default-cell-style-name="ce9"/>
        <table:table-row table:style-name="ro1">
          <table:table-cell table:style-name="ce8" office:value-type="string" calcext:value-type="string" table:number-columns-spanned="3" table:number-rows-spanned="1">
            <text:p>Write in column A the names of the program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" table:number-rows-spanned="1">
            <text:p>Select in even columns the type of step you need to access to the program.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SK</text:p>
          </table:table-cell>
          <table:table-cell office:value-type="string" calcext:value-type="string">
            <text:p>If you need to mount or access to a dsk fi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If you need to access to a directo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If you need to execute a progra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PM</text:p>
          </table:table-cell>
          <table:table-cell table:style-name="ce12" office:value-type="string" calcext:value-type="string">
            <text:p>If you need to run the program with |CP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USER</text:p>
          </table:table-cell>
          <table:table-cell table:style-name="ce12" office:value-type="string" calcext:value-type="string">
            <text:p>If you need to change the USER using a dsk file</text:p>
          </table:table-cell>
          <table:table-cell table:style-name="ce10" office:value-type="string" calcext:value-type="string">
            <text:p>not implemented ye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(you would need to have used DSK previously)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---</text:p>
          </table:table-cell>
          <table:table-cell office:value-type="string" calcext:value-type="string">
            <text:p>If <text:s/>you don’t need to add more ste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" table:number-rows-spanned="1">
            <text:p>Write in odd columns the argument for the step.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" table:number-rows-spanned="1">
            <text:p>Save as CSV file using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eld delimiter</text:p>
          </table:table-cell>
          <table:table-cell office:value-type="string" calcext:value-type="string">
            <text:p><text:span text:style-name="T1">;</text:span> (semi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ing delimiter</text:p>
          </table:table-cell>
          <table:table-cell office:value-type="string" calcext:value-type="string">
            <text:p>(none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And “save cell contents as shown”</text:p>
          </table:table-cell>
          <table:covered-table-cell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1:17:35.5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3T14:55:40.565000000</meta:creation-date>
    <meta:generator>LibreOffice/7.0.4.2$Windows_X86_64 LibreOffice_project/dcf040e67528d9187c66b2379df5ea4407429775</meta:generator>
    <dc:date>2022-01-26T11:19:43.975000000</dc:date>
    <meta:editing-duration>PT21M38S</meta:editing-duration>
    <meta:editing-cycles>5</meta:editing-cycles>
    <meta:document-statistic meta:table-count="2" meta:cell-count="848" meta:object-count="0"/>
  </office:meta>
</office:document-meta>
</file>